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0AB000000323588DD78D202AB64.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7"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9"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0" style:family="paragraph" style:parent-style-name="Text_20_body">
      <style:text-properties fo:font-variant="normal" fo:text-transform="none" fo:color="#202124" fo:letter-spacing="normal"/>
    </style:style>
    <style:style style:name="P11"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2"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3"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4"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5"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6"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7"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18"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19"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2" style:family="paragraph" style:parent-style-name="Text_20_body">
      <style:text-properties officeooo:rsid="002c9481" officeooo:paragraph-rsid="002c9481"/>
    </style:style>
    <style:style style:name="P33" style:family="paragraph" style:parent-style-name="Text_20_body">
      <style:text-properties officeooo:paragraph-rsid="005fa1ae"/>
    </style:style>
    <style:style style:name="P34" style:family="paragraph" style:parent-style-name="Text_20_body">
      <style:text-properties officeooo:paragraph-rsid="0075d05c"/>
    </style:style>
    <style:style style:name="P35" style:family="paragraph" style:parent-style-name="Text_20_body">
      <style:text-properties officeooo:rsid="007c952b" officeooo:paragraph-rsid="007c952b"/>
    </style:style>
    <style:style style:name="P36" style:family="paragraph" style:parent-style-name="Text_20_body">
      <style:text-properties fo:font-weight="bold" officeooo:paragraph-rsid="006063d4" style:font-weight-asian="bold" style:font-weight-complex="bold"/>
    </style:style>
    <style:style style:name="P37" style:family="paragraph" style:parent-style-name="Text_20_body">
      <style:text-properties fo:font-weight="bold" officeooo:rsid="00dc71fb" officeooo:paragraph-rsid="00dc71fb" style:font-weight-asian="bold" style:font-weight-complex="bold"/>
    </style:style>
    <style:style style:name="P38" style:family="paragraph" style:parent-style-name="Text_20_body">
      <style:text-properties style:text-underline-style="none" fo:font-weight="normal" officeooo:rsid="007fa1f5" officeooo:paragraph-rsid="007fa1f5" style:font-weight-asian="normal" style:font-weight-complex="normal"/>
    </style:style>
    <style:style style:name="P39" style:family="paragraph" style:parent-style-name="Text_20_body">
      <style:text-properties style:font-name="Liberation Sans" fo:font-size="13pt" fo:font-weight="normal" style:font-size-asian="13pt" style:font-weight-asian="normal" style:font-size-complex="13pt" style:font-weight-complex="normal"/>
    </style:style>
    <style:style style:name="P40"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1" style:family="paragraph" style:parent-style-name="Text_20_body">
      <style:text-properties officeooo:paragraph-rsid="0098fc57"/>
    </style:style>
    <style:style style:name="P42" style:family="paragraph" style:parent-style-name="Text_20_body">
      <style:text-properties officeooo:rsid="00a0e486" officeooo:paragraph-rsid="00a0e486" fo:background-color="transparent"/>
    </style:style>
    <style:style style:name="P43" style:family="paragraph" style:parent-style-name="Text_20_body">
      <style:text-properties officeooo:paragraph-rsid="00b858c4"/>
    </style:style>
    <style:style style:name="P44" style:family="paragraph" style:parent-style-name="Text_20_body">
      <style:text-properties officeooo:rsid="00dcecda" officeooo:paragraph-rsid="00dcecda"/>
    </style:style>
    <style:style style:name="P45" style:family="paragraph" style:parent-style-name="Text_20_body">
      <style:text-properties officeooo:rsid="012137ff" officeooo:paragraph-rsid="012137ff"/>
    </style:style>
    <style:style style:name="P46" style:family="paragraph" style:parent-style-name="Text_20_body">
      <style:text-properties officeooo:rsid="01269320" officeooo:paragraph-rsid="01269320"/>
    </style:style>
    <style:style style:name="P47" style:family="paragraph" style:parent-style-name="Text_20_body">
      <style:text-properties officeooo:paragraph-rsid="012dab21"/>
    </style:style>
    <style:style style:name="P48"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49" style:family="paragraph" style:parent-style-name="Text_20_body">
      <style:text-properties fo:font-style="italic" officeooo:rsid="01513c9a" officeooo:paragraph-rsid="01513c9a" style:font-style-asian="italic" style:font-style-complex="italic"/>
    </style:style>
    <style:style style:name="P50" style:family="paragraph" style:parent-style-name="Text_20_body">
      <style:text-properties officeooo:paragraph-rsid="01513c9a"/>
    </style:style>
    <style:style style:name="P51" style:family="paragraph" style:parent-style-name="Text_20_body">
      <style:text-properties officeooo:rsid="019a1811" officeooo:paragraph-rsid="01bb2826"/>
    </style:style>
    <style:style style:name="P52" style:family="paragraph" style:parent-style-name="Text_20_body">
      <style:text-properties officeooo:rsid="01a0c186" officeooo:paragraph-rsid="01bcf81d"/>
    </style:style>
    <style:style style:name="P53" style:family="paragraph" style:parent-style-name="Text_20_body">
      <style:text-properties officeooo:rsid="01aa1f7a" officeooo:paragraph-rsid="01aa1f7a"/>
    </style:style>
    <style:style style:name="P54" style:family="paragraph" style:parent-style-name="Text_20_body">
      <style:paragraph-properties fo:margin-left="0cm" fo:margin-right="0cm" fo:margin-top="0cm" fo:margin-bottom="0.556cm" loext:contextual-spacing="false" fo:orphans="2" fo:widows="2" fo:text-indent="0cm" style:auto-text-indent="false"/>
    </style:style>
    <style:style style:name="P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56"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57"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58"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5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6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6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6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64"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65"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66" style:family="paragraph" style:parent-style-name="Standard">
      <style:text-properties fo:font-variant="normal" fo:text-transform="none" fo:color="#000000" style:font-name="Arial" fo:font-size="12pt" fo:letter-spacing="normal" fo:font-style="normal" fo:font-weight="normal"/>
    </style:style>
    <style:style style:name="P67"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68" style:family="paragraph" style:parent-style-name="Table_20_Contents">
      <style:text-properties style:font-name="droid sans" fo:font-size="12pt"/>
    </style:style>
    <style:style style:name="P69" style:family="paragraph" style:parent-style-name="Table_20_Contents">
      <style:text-properties style:font-name="droid sans" fo:font-size="12pt" officeooo:rsid="0183925b" officeooo:paragraph-rsid="0183925b"/>
    </style:style>
    <style:style style:name="P70"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1"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2" style:family="paragraph" style:parent-style-name="Table_20_Contents">
      <style:text-properties fo:color="#f04e4d" style:font-name="droid sans" fo:font-size="12pt" officeooo:rsid="0183925b" officeooo:paragraph-rsid="0183925b"/>
    </style:style>
    <style:style style:name="P73" style:family="paragraph" style:parent-style-name="Text_20_body" style:list-style-name="L1">
      <style:text-properties officeooo:paragraph-rsid="000c6eae"/>
    </style:style>
    <style:style style:name="P74" style:family="paragraph" style:parent-style-name="Text_20_body">
      <style:text-properties officeooo:rsid="013df627" officeooo:paragraph-rsid="013df627"/>
    </style:style>
    <style:style style:name="P7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6"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77"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78"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79" style:family="paragraph" style:parent-style-name="Text_20_body">
      <style:text-properties fo:font-weight="normal" officeooo:rsid="01d67851" officeooo:paragraph-rsid="01cb8784" style:font-weight-asian="normal" style:font-weight-complex="normal"/>
    </style:style>
    <style:style style:name="P80" style:family="paragraph" style:parent-style-name="Text_20_body">
      <style:text-properties officeooo:rsid="007c952b"/>
    </style:style>
    <style:style style:name="P8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82" style:family="paragraph" style:parent-style-name="Heading_20_1">
      <style:text-properties officeooo:paragraph-rsid="014a56ac"/>
    </style:style>
    <style:style style:name="P83" style:family="paragraph" style:parent-style-name="Heading_20_1">
      <style:text-properties officeooo:paragraph-rsid="012137ff"/>
    </style:style>
    <style:style style:name="P84" style:family="paragraph" style:parent-style-name="Heading_20_1">
      <style:text-properties officeooo:paragraph-rsid="0108863e"/>
    </style:style>
    <style:style style:name="P85"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86" style:family="paragraph" style:parent-style-name="Heading_20_1">
      <style:text-properties style:font-name="Liberation Sans" fo:font-size="16pt" fo:font-weight="bold"/>
    </style:style>
    <style:style style:name="P87" style:family="paragraph" style:parent-style-name="Heading_20_1">
      <style:text-properties officeooo:paragraph-rsid="01cb8784"/>
    </style:style>
    <style:style style:name="P88" style:family="paragraph" style:parent-style-name="Heading_20_2">
      <style:text-properties fo:font-size="13pt" style:font-size-asian="13pt" style:font-size-complex="13pt"/>
    </style:style>
    <style:style style:name="P89"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officeooo:rsid="0056377a"/>
    </style:style>
    <style:style style:name="T29" style:family="text">
      <style:text-properties fo:font-variant="normal" fo:text-transform="none" fo:color="#202124" style:font-name="arial" fo:font-size="12pt" fo:letter-spacing="normal" fo:font-style="normal" style:text-underline-style="none" officeooo:rsid="00582b00"/>
    </style:style>
    <style:style style:name="T30"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1"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5" style:family="text">
      <style:text-properties fo:font-variant="normal" fo:text-transform="none" fo:color="#202124" style:font-name="arial" fo:font-size="12pt" fo:letter-spacing="normal" fo:font-style="normal" officeooo:rsid="0053b8fb"/>
    </style:style>
    <style:style style:name="T36"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7"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8"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39"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1"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70540d"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4"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5"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6"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7"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48"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49"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0"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1"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2"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5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54"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55" style:family="text">
      <style:text-properties fo:font-variant="normal" fo:text-transform="none" fo:color="#242729" style:font-name="system-ui" fo:font-size="11.25pt" fo:letter-spacing="normal" fo:font-style="normal" fo:font-weight="normal"/>
    </style:style>
    <style:style style:name="T56" style:family="text">
      <style:text-properties fo:font-variant="normal" fo:text-transform="none" fo:color="#242729" style:font-name="inherit" fo:font-size="11.25pt" fo:letter-spacing="normal" fo:font-style="normal" fo:font-weight="bold" loext:padding="0cm" loext:border="none"/>
    </style:style>
    <style:style style:name="T57" style:family="text">
      <style:text-properties fo:font-variant="normal" fo:text-transform="none" fo:color="#242729" style:font-name="inherit" fo:font-size="11.25pt" fo:letter-spacing="normal" fo:font-style="italic" fo:font-weight="bold" loext:padding="0cm" loext:border="none"/>
    </style:style>
    <style:style style:name="T58" style:family="text">
      <style:text-properties fo:font-variant="normal" fo:text-transform="none" fo:color="#333333" fo:letter-spacing="normal" fo:font-style="normal" style:font-name-asian="Noto Sans CJK SC" style:font-name-complex="Lohit Devanagari"/>
    </style:style>
    <style:style style:name="T59" style:family="text">
      <style:text-properties fo:font-variant="normal" fo:text-transform="none" fo:color="#333333" fo:letter-spacing="normal" fo:font-style="normal" officeooo:rsid="00a9e942" style:font-name-asian="Noto Sans CJK SC" style:font-name-complex="Lohit Devanagari"/>
    </style:style>
    <style:style style:name="T60"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61"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62"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63" style:family="text">
      <style:text-properties fo:font-variant="normal" fo:text-transform="none" fo:color="#595858" style:font-name="roboto" fo:font-size="11.25pt" fo:letter-spacing="normal" fo:font-style="normal" fo:font-weight="normal"/>
    </style:style>
    <style:style style:name="T64" style:family="text">
      <style:text-properties fo:font-variant="normal" fo:text-transform="none" fo:color="#595858" style:font-name="roboto" fo:font-size="11.25pt" fo:letter-spacing="normal" fo:font-style="normal" fo:font-weight="normal" officeooo:rsid="00a828be"/>
    </style:style>
    <style:style style:name="T65"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66"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67"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68"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69"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70"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71"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72"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73"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74"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75" style:family="text">
      <style:text-properties fo:font-variant="normal" fo:text-transform="none" fo:color="#1c1c1c" style:font-name="droid sans" fo:font-size="12pt" fo:letter-spacing="normal" fo:font-style="italic" fo:font-weight="normal" style:font-style-asian="italic" style:font-style-complex="italic"/>
    </style:style>
    <style:style style:name="T76"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77"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78"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79"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80"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81"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2"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3"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4"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5"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86"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7"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8" style:family="text">
      <style:text-properties fo:font-variant="normal" fo:text-transform="none" fo:color="#202122" style:font-name="sans-serif" fo:font-size="10.5pt" fo:letter-spacing="normal" fo:font-style="normal" fo:font-weight="bold"/>
    </style:style>
    <style:style style:name="T89" style:family="text">
      <style:text-properties fo:font-variant="normal" fo:text-transform="none" fo:color="#202122" style:font-name="sans-serif" fo:font-size="10.5pt" fo:letter-spacing="normal" fo:font-style="normal" fo:font-weight="normal"/>
    </style:style>
    <style:style style:name="T90" style:family="text">
      <style:text-properties fo:font-variant="normal" fo:text-transform="none" fo:color="#202122" style:font-name="sans-serif" fo:font-size="10.5pt" fo:letter-spacing="normal" fo:font-style="normal" fo:font-weight="normal" officeooo:rsid="019a1811"/>
    </style:style>
    <style:style style:name="T91" style:family="text">
      <style:text-properties fo:font-variant="normal" fo:text-transform="none" fo:color="#202122" fo:letter-spacing="normal"/>
    </style:style>
    <style:style style:name="T92"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3" style:family="text">
      <style:text-properties officeooo:rsid="001184f1"/>
    </style:style>
    <style:style style:name="T94" style:family="text">
      <style:text-properties fo:font-weight="bold"/>
    </style:style>
    <style:style style:name="T95" style:family="text">
      <style:text-properties fo:font-weight="bold" officeooo:rsid="002c1188"/>
    </style:style>
    <style:style style:name="T96" style:family="text">
      <style:text-properties fo:font-weight="bold" style:font-weight-asian="bold" style:font-weight-complex="bold"/>
    </style:style>
    <style:style style:name="T97" style:family="text">
      <style:text-properties fo:font-weight="bold" officeooo:rsid="0080b7d1" style:font-weight-asian="bold" style:font-weight-complex="bold"/>
    </style:style>
    <style:style style:name="T98" style:family="text">
      <style:text-properties fo:font-weight="bold" officeooo:rsid="00de13c6" style:font-weight-asian="bold" style:font-weight-complex="bold"/>
    </style:style>
    <style:style style:name="T99" style:family="text">
      <style:text-properties fo:font-weight="bold" officeooo:rsid="01aa1f7a" style:font-weight-asian="bold" style:font-weight-complex="bold"/>
    </style:style>
    <style:style style:name="T100" style:family="text">
      <style:text-properties officeooo:rsid="001b43b1"/>
    </style:style>
    <style:style style:name="T101" style:family="text">
      <style:text-properties style:text-underline-style="none" officeooo:rsid="001ce623" style:font-size-asian="12pt" style:font-weight-asian="bold" style:font-size-complex="12pt" style:font-weight-complex="bold"/>
    </style:style>
    <style:style style:name="T102" style:family="text">
      <style:text-properties style:text-underline-style="none" officeooo:rsid="002a67e6" style:font-size-asian="12pt" style:font-weight-asian="bold" style:font-size-complex="12pt" style:font-weight-complex="bold"/>
    </style:style>
    <style:style style:name="T103" style:family="text">
      <style:text-properties style:text-underline-style="none" fo:font-weight="bold" officeooo:rsid="001ce623" style:font-size-asian="12pt" style:font-weight-asian="bold" style:font-size-complex="12pt" style:font-weight-complex="bold"/>
    </style:style>
    <style:style style:name="T104" style:family="text">
      <style:text-properties style:text-underline-style="none" fo:font-weight="bold" officeooo:rsid="001ce623" style:font-size-asian="12pt" style:font-weight-asian="bold" style:font-size-complex="12pt" style:font-weight-complex="bold" loext:padding="0cm" loext:border="none"/>
    </style:style>
    <style:style style:name="T105" style:family="text">
      <style:text-properties style:text-underline-style="none" fo:font-weight="bold" officeooo:rsid="002a67e6" style:font-size-asian="12pt" style:font-weight-asian="bold" style:font-size-complex="12pt" style:font-weight-complex="bold"/>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38d013" style:font-weight-asian="normal" style:font-weight-complex="normal"/>
    </style:style>
    <style:style style:name="T108" style:family="text">
      <style:text-properties style:text-underline-style="none" fo:font-weight="normal" officeooo:rsid="003b2df2" style:font-weight-asian="normal" style:font-weight-complex="normal"/>
    </style:style>
    <style:style style:name="T109" style:family="text">
      <style:text-properties style:text-underline-style="none" fo:font-weight="normal" officeooo:rsid="0040b2c5" style:font-weight-asian="normal" style:font-weight-complex="normal"/>
    </style:style>
    <style:style style:name="T110" style:family="text">
      <style:text-properties style:text-underline-style="none" fo:font-weight="normal" officeooo:rsid="0045d97a" style:font-weight-asian="normal" style:font-weight-complex="normal"/>
    </style:style>
    <style:style style:name="T111" style:family="text">
      <style:text-properties style:text-underline-style="none" fo:font-weight="normal" officeooo:rsid="004dea22" style:font-weight-asian="normal" style:font-weight-complex="normal"/>
    </style:style>
    <style:style style:name="T112" style:family="text">
      <style:text-properties style:text-underline-style="none" fo:font-weight="normal" officeooo:rsid="004e6e45" style:font-weight-asian="normal" style:font-weight-complex="normal"/>
    </style:style>
    <style:style style:name="T113" style:family="text">
      <style:text-properties style:text-underline-style="none" fo:font-weight="normal" officeooo:rsid="004ff624" style:font-weight-asian="normal" style:font-weight-complex="normal"/>
    </style:style>
    <style:style style:name="T114" style:family="text">
      <style:text-properties style:text-underline-style="none" fo:font-weight="normal" officeooo:rsid="0050ca99" style:font-weight-asian="normal" style:font-weight-complex="normal"/>
    </style:style>
    <style:style style:name="T115" style:family="text">
      <style:text-properties style:text-underline-style="none" fo:font-weight="normal" officeooo:rsid="0053909e" style:font-weight-asian="normal" style:font-weight-complex="normal"/>
    </style:style>
    <style:style style:name="T116" style:family="text">
      <style:text-properties style:text-underline-style="none" fo:font-weight="normal" officeooo:rsid="004793e6" style:font-weight-asian="normal" style:font-weight-complex="normal"/>
    </style:style>
    <style:style style:name="T117" style:family="text">
      <style:text-properties style:text-underline-style="none" fo:font-weight="normal" officeooo:rsid="00d182b2" style:font-weight-asian="normal" style:font-weight-complex="normal"/>
    </style:style>
    <style:style style:name="T118" style:family="text">
      <style:text-properties style:text-underline-style="none" fo:font-weight="normal" officeooo:rsid="012fcefb" style:font-weight-asian="normal" style:font-weight-complex="normal"/>
    </style:style>
    <style:style style:name="T119" style:family="text">
      <style:text-properties style:text-underline-style="none" fo:font-weight="normal" officeooo:rsid="0130c5a8" style:font-weight-asian="normal" style:font-weight-complex="normal"/>
    </style:style>
    <style:style style:name="T120" style:family="text">
      <style:text-properties style:text-underline-style="none" fo:font-weight="normal" officeooo:rsid="0039f7b4" style:font-weight-asian="normal" style:font-weight-complex="normal"/>
    </style:style>
    <style:style style:name="T121" style:family="text">
      <style:text-properties officeooo:rsid="002c1188"/>
    </style:style>
    <style:style style:name="T122" style:family="text">
      <style:text-properties officeooo:rsid="0038d013"/>
    </style:style>
    <style:style style:name="T123" style:family="text">
      <style:text-properties officeooo:rsid="004793e6"/>
    </style:style>
    <style:style style:name="T124"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25"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26"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27" style:family="text">
      <style:text-properties fo:background-color="#fff200" loext:char-shading-value="0"/>
    </style:style>
    <style:style style:name="T128" style:family="text">
      <style:text-properties officeooo:rsid="0053909e"/>
    </style:style>
    <style:style style:name="T129" style:family="text">
      <style:text-properties style:text-underline-style="solid" style:text-underline-width="auto" style:text-underline-color="font-color" fo:font-weight="bold" officeooo:rsid="0038d013" style:font-weight-asian="bold" style:font-weight-complex="bold"/>
    </style:style>
    <style:style style:name="T130" style:family="text">
      <style:text-properties style:text-underline-style="solid" style:text-underline-width="auto" style:text-underline-color="font-color" fo:font-weight="bold" officeooo:rsid="0039f7b4" style:font-weight-asian="bold" style:font-weight-complex="bold"/>
    </style:style>
    <style:style style:name="T131" style:family="text">
      <style:text-properties officeooo:rsid="0080b7d1"/>
    </style:style>
    <style:style style:name="T132" style:family="text">
      <style:text-properties officeooo:rsid="008f9665"/>
    </style:style>
    <style:style style:name="T133" style:family="text">
      <style:text-properties fo:color="#333333"/>
    </style:style>
    <style:style style:name="T134" style:family="text">
      <style:text-properties fo:color="#333333" fo:font-weight="bold"/>
    </style:style>
    <style:style style:name="T135" style:family="text">
      <style:text-properties fo:color="#333333" fo:font-weight="bold" officeooo:rsid="00a9e942" style:font-name-asian="Noto Sans CJK SC" style:font-weight-asian="bold" style:font-name-complex="Lohit Devanagari" style:font-weight-complex="bold"/>
    </style:style>
    <style:style style:name="T136" style:family="text">
      <style:text-properties fo:color="#333333" officeooo:rsid="00a9e942" style:font-name-asian="Noto Sans CJK SC" style:font-name-complex="Lohit Devanagari"/>
    </style:style>
    <style:style style:name="T137"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38"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39" style:family="text">
      <style:text-properties fo:color="#333333" style:font-name="Liberation Sans" fo:font-size="13pt" officeooo:rsid="00a9e942" style:font-name-asian="Noto Sans CJK SC" style:font-name-complex="Lohit Devanagari"/>
    </style:style>
    <style:style style:name="T140"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41" style:family="text">
      <style:text-properties fo:color="#333333" officeooo:rsid="00a9e942"/>
    </style:style>
    <style:style style:name="T142"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43" style:family="text">
      <style:text-properties loext:padding="0cm" loext:border="none"/>
    </style:style>
    <style:style style:name="T144" style:family="text">
      <style:text-properties officeooo:rsid="00c66942"/>
    </style:style>
    <style:style style:name="T145" style:family="text">
      <style:text-properties officeooo:rsid="00d282b9"/>
    </style:style>
    <style:style style:name="T146" style:family="text">
      <style:text-properties officeooo:rsid="00de13c6"/>
    </style:style>
    <style:style style:name="T147" style:family="text">
      <style:text-properties officeooo:rsid="01287c73"/>
    </style:style>
    <style:style style:name="T148" style:family="text">
      <style:text-properties officeooo:rsid="013c57e7"/>
    </style:style>
    <style:style style:name="T149" style:family="text">
      <style:text-properties fo:color="#202124"/>
    </style:style>
    <style:style style:name="T150" style:family="text">
      <style:text-properties fo:color="#202124" style:font-name="arial"/>
    </style:style>
    <style:style style:name="T151" style:family="text">
      <style:text-properties fo:color="#202124" style:font-name="arial" fo:font-weight="bold"/>
    </style:style>
    <style:style style:name="T152" style:family="text">
      <style:text-properties officeooo:rsid="0154094a"/>
    </style:style>
    <style:style style:name="T153" style:family="text">
      <style:text-properties fo:color="#1c1c1c" fo:font-style="italic" style:font-style-asian="italic" style:font-style-complex="italic"/>
    </style:style>
    <style:style style:name="T154" style:family="text">
      <style:text-properties fo:color="#1c1c1c" fo:font-style="italic" officeooo:rsid="0154094a" style:font-style-asian="italic" style:font-style-complex="italic"/>
    </style:style>
    <style:style style:name="T155" style:family="text">
      <style:text-properties fo:color="#1c1c1c" fo:font-style="italic" fo:font-weight="normal" officeooo:rsid="016d939d" style:font-style-asian="italic" style:font-weight-asian="normal" style:font-style-complex="italic" style:font-weight-complex="normal"/>
    </style:style>
    <style:style style:name="T156" style:family="text">
      <style:text-properties fo:color="#1c1c1c" fo:font-style="italic" fo:font-weight="normal" officeooo:rsid="016f16ce" style:font-style-asian="italic" style:font-weight-asian="normal" style:font-style-complex="italic" style:font-weight-complex="normal"/>
    </style:style>
    <style:style style:name="T157" style:family="text">
      <style:text-properties fo:color="#1c1c1c" fo:font-style="italic" fo:font-weight="normal" officeooo:rsid="0172d948" style:font-style-asian="italic" style:font-weight-asian="normal" style:font-style-complex="italic" style:font-weight-complex="normal"/>
    </style:style>
    <style:style style:name="T158" style:family="text">
      <style:text-properties fo:color="#1c1c1c" fo:font-style="italic" fo:font-weight="normal" officeooo:rsid="01747791" style:font-style-asian="italic" style:font-weight-asian="normal" style:font-style-complex="italic" style:font-weight-complex="normal"/>
    </style:style>
    <style:style style:name="T159" style:family="text">
      <style:text-properties fo:color="#1c1c1c" fo:font-style="italic" fo:font-weight="normal" officeooo:rsid="01730c12" style:font-style-asian="italic" style:font-weight-asian="normal" style:font-style-complex="italic" style:font-weight-complex="normal"/>
    </style:style>
    <style:style style:name="T160" style:family="text">
      <style:text-properties fo:color="#1c1c1c" fo:font-style="italic" fo:font-weight="normal" officeooo:rsid="0168b962" style:font-style-asian="italic" style:font-weight-asian="normal" style:font-style-complex="italic" style:font-weight-complex="normal"/>
    </style:style>
    <style:style style:name="T161" style:family="text">
      <style:text-properties fo:color="#1c1c1c" fo:font-style="italic" fo:font-weight="normal" officeooo:rsid="017ef771" style:font-style-asian="italic" style:font-weight-asian="normal" style:font-style-complex="italic" style:font-weight-complex="normal"/>
    </style:style>
    <style:style style:name="T162" style:family="text">
      <style:text-properties fo:color="#1c1c1c" fo:font-style="italic" fo:font-weight="normal" officeooo:rsid="0169a225" style:font-style-asian="italic" style:font-weight-asian="normal" style:font-style-complex="italic" style:font-weight-complex="normal"/>
    </style:style>
    <style:style style:name="T163" style:family="text">
      <style:text-properties fo:color="#1c1c1c" fo:font-style="italic" fo:font-weight="normal" officeooo:rsid="017bad9a" style:font-style-asian="italic" style:font-weight-asian="normal" style:font-style-complex="italic" style:font-weight-complex="normal"/>
    </style:style>
    <style:style style:name="T164" style:family="text">
      <style:text-properties fo:color="#1c1c1c" fo:font-style="italic" fo:font-weight="normal" officeooo:rsid="017bd1dd" style:font-style-asian="italic" style:font-weight-asian="normal" style:font-style-complex="italic" style:font-weight-complex="normal"/>
    </style:style>
    <style:style style:name="T165" style:family="text">
      <style:text-properties officeooo:rsid="01aa1f7a"/>
    </style:style>
    <style:style style:name="T166" style:family="text">
      <style:text-properties officeooo:rsid="01ab08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93">(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1016442742" text:style-name="L1">
        <text:list-item>
          <text:p text:style-name="P73"><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73"><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2">Code: <text:a xlink:type="simple" xlink:href="https://github.com/vinothg2309/ML-Udemy/blob/main/Core%20Python/Seaborn.ipynb" text:style-name="Internet_20_link" text:visited-style-name="Visited_20_Internet_20_Link">https://github.com/vinothg2309/ML-Udemy/blob/main/Core%20Python/Seaborn.ipynb</text:a></text:p>
      <text:p text:style-name="P19">Univaria<text:span text:style-name="T100">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01">This type of data involves </text:span><text:span text:style-name="T104">two different variables</text:span><text:span text:style-name="T101">. The analysis of this type of data deals with </text:span><text:span text:style-name="T103">causes and relationships</text:span><text:span text:style-name="T101"> and the analysis is done to find out the relationship among the two variables. Thus bivariate data analysis involves</text:span><text:span text:style-name="T103"> comparisons, relationships, causes and explanations</text:span><text:span text:style-name="T101">. These variables are often plotted on</text:span><text:span text:style-name="T103"> X and Y axis on the graph</text:span><text:span text:style-name="T101"> for better understanding of data and one of these variables is independent while the other is dependent. </text:span><text:span text:style-name="T105">Bar graph</text:span><text:span text:style-name="T102">(plot) is best example.</text:span></text:p>
      <text:p text:style-name="P2">Multivariate</text:p>
      <text:p text:style-name="P4">When the data involves <text:span text:style-name="T94">three or more variables</text:span>, it is categorized under multivariate. <text:span text:style-name="T95">Pair plot in seaborn library</text:span><text:span text:style-name="T121"> is good example of multivariate analysis.</text:span></text:p>
      <text:h text:style-name="Heading_20_1" text:outline-level="1">Statistics</text:h>
      <text:h text:style-name="Heading_20_2" text:outline-level="2">Probability Density Function<text:span text:style-name="T148">(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
      <text:p text:style-name="P66"><text:soft-page-break/><text:span text:style-name="T151">Probability density function</text:span><text:span text:style-name="T149"> </text:span><text:span text:style-name="T150">(</text:span><text:span text:style-name="T151">PDF</text:span><text:span text:style-name="T150">) is a statistical expression that defines a </text:span><text:span text:style-name="T151">probability distribution</text:span><text:span text:style-name="T149"> </text:span><text:span text:style-name="T150">(the likelihood of an outcome) for a discrete random variable (e.g., a stock or ETF) as opposed to a continuous random variable.</text:span></text:p>
      <text:p text:style-name="Text_20_body"/>
      <text:p text:style-name="P74">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9"><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20"><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27">https://medium.datadriveninvestor.com/p-value-t-test-chi-square-test-anova-when-to-use-which-strategy-32907734aa0e</text:span></text:a></text:p>
      <text:p text:style-name="P49">Here we trying to evaluate 2(it can &gt;2) mutual exclusive statement. <text:span text:style-name="T152">We can apply it on sample data from the population(entire data). </text:span></text:p>
      <text:p text:style-name="P50"><text:a xlink:type="simple" xlink:href="https://statisticsbyjim.com/glossary/hypothesis-tests/" text:style-name="Internet_20_link" text:visited-style-name="Visited_20_Internet_20_Link">Hypothesis tests</text:a><text:span text:style-name="T81"> </text:span><text:span text:style-name="T76">use </text:span><text:a xlink:type="simple" xlink:href="https://statisticsbyjim.com/glossary/sample/" text:style-name="Internet_20_link" text:visited-style-name="Visited_20_Internet_20_Link">sample</text:a><text:span text:style-name="T81"> </text:span><text:span text:style-name="T76">data to make inferences about the properties of a </text:span><text:a xlink:type="simple" xlink:href="https://statisticsbyjim.com/glossary/population/" text:style-name="Internet_20_link" text:visited-style-name="Visited_20_Internet_20_Link">population</text:a><text:span text:style-name="T81">. </text:span><text:span text:style-name="T76">For a generic </text:span><text:a xlink:type="simple" xlink:href="https://statisticsbyjim.com/glossary/hypothesis-tests/" text:style-name="Internet_20_link" text:visited-style-name="Visited_20_Internet_20_Link"><text:span text:style-name="T82">hypothesis test</text:span></text:a><text:span text:style-name="T76">, the two hypotheses are as follows:</text:span><text:a xlink:type="simple" xlink:href="https://statisticsbyjim.com/glossary/null-hypothesis/" text:style-name="Internet_20_link" text:visited-style-name="Visited_20_Internet_20_Link"><text:span text:style-name="Strong_20_Emphasis"><text:span text:style-name="T83">Null hypothesis</text:span></text:span></text:a><text:span text:style-name="Strong_20_Emphasis"><text:span text:style-name="T84">(Ho)</text:span></text:span><text:span text:style-name="T76">: There is no </text:span><text:a xlink:type="simple" xlink:href="https://statisticsbyjim.com/glossary/effect/" text:style-name="Internet_20_link" text:visited-style-name="Visited_20_Internet_20_Link">effect</text:a><text:span text:style-name="T82">. </text:span><text:a xlink:type="simple" xlink:href="https://statisticsbyjim.com/glossary/alternative-hypothesis/" text:style-name="Internet_20_link" text:visited-style-name="Visited_20_Internet_20_Link"><text:span text:style-name="Strong_20_Emphasis"><text:span text:style-name="T83">Alternative hypothesis</text:span></text:span></text:a><text:span text:style-name="Strong_20_Emphasis"><text:span text:style-name="T84">(H1)</text:span></text:span><text:span text:style-name="T76">: There is an effect.</text:span></text:p>
      <text:p text:style-name="P58"><text:span text:style-name="T77">The sample data must provide sufficient evidence to reject the</text:span><text:span text:style-name="T85"> </text:span><text:a xlink:type="simple" xlink:href="https://statisticsbyjim.com/glossary/null-hypothesis/" text:style-name="Internet_20_link" text:visited-style-name="Visited_20_Internet_20_Link"><text:span text:style-name="T87">null hypothesis</text:span></text:a><text:span text:style-name="T86"> </text:span><text:span text:style-name="T76">and conclude that the effect exists in the population. Ideally, a hypothesis test </text:span><text:soft-page-break/><text:span text:style-name="T76">fails to reject the null hypothesis when the effect is not present in the population, and it rejects the null hypothesis when the effect exists.</text:span></text:p>
      <text:p text:style-name="P57"><text:span text:style-name="T80">P</text:span><text:span text:style-name="T79"> value</text:span><text:span text:style-name="T76"> is used in hypothesis testing to help you support or reject the null hypothesis. The p value is the evidence against a null hypothesis. The </text:span><text:span text:style-name="T79">smaller the p-value, the stronger the evidence that you should reject the null hypothesis.</text:span></text:p>
      <text:p text:style-name="P57"><text:span text:style-name="T79">P values</text:span><text:span text:style-name="T76"> are expressed as decimals although it may be easier to understand what they are if you convert them to a percentage. For example, a p value of 0.0254 is 2.54%.</text:span></text:p>
      <text:p text:style-name="P81"/>
      <text:p text:style-name="P81">The table summarizes the four possible outcomes for a hypothesis test.</text:p>
      <text:p text:style-name="P81"><draw:frame draw:style-name="fr1" draw:name="Image22" text:anchor-type="paragraph" svg:x="0.123cm" svg:y="-0.321cm" svg:width="9.61cm" svg:height="3.53cm" draw:z-index="21"><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2"><draw:image xlink:href="Pictures/100002010000012D0000009B66CD0A03F04D7937.png" xlink:type="simple" xlink:show="embed" xlink:actuate="onLoad" loext:mime-type="image/png"/></draw:frame></text:p>
      <text:p text:style-name="P81"/>
      <text:p text:style-name="P81"/>
      <text:p text:style-name="P59"><text:span text:style-name="T154">C</text:span><text:span text:style-name="T153">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72">Hypothesis Test on</text:p>
          </table:table-cell>
          <table:table-cell table:style-name="Table1.A1" office:value-type="string">
            <text:p text:style-name="P72">Test</text:p>
          </table:table-cell>
          <table:table-cell table:style-name="Table1.C1" office:value-type="string">
            <text:p text:style-name="P72">Ho &amp; H1</text:p>
          </table:table-cell>
        </table:table-row>
        <table:table-row>
          <table:table-cell table:style-name="Table1.A2" office:value-type="string">
            <text:p text:style-name="P69">1 CF</text:p>
          </table:table-cell>
          <table:table-cell table:style-name="Table1.A2" office:value-type="string">
            <text:p text:style-name="P69">One Sample Proportion</text:p>
          </table:table-cell>
          <table:table-cell table:style-name="Table1.C2" office:value-type="string">
            <text:p text:style-name="P68"/>
          </table:table-cell>
        </table:table-row>
        <table:table-row>
          <table:table-cell table:style-name="Table1.A2" office:value-type="string">
            <text:p text:style-name="P69">2 CF</text:p>
          </table:table-cell>
          <table:table-cell table:style-name="Table1.A2" office:value-type="string">
            <text:p text:style-name="P69">Chi Square test</text:p>
          </table:table-cell>
          <table:table-cell table:style-name="Table1.C2" office:value-type="string">
            <text:p text:style-name="P69">H0: Variable A and Variable B are independent.</text:p>
            <text:p text:style-name="P69">H1: Variable A and Variable B are not independent.</text:p>
          </table:table-cell>
        </table:table-row>
        <table:table-row>
          <table:table-cell table:style-name="Table1.A2" office:value-type="string">
            <text:p text:style-name="P70">1 <text:s/>Con.F &amp; less categorical variable(Male or Female)</text:p>
          </table:table-cell>
          <table:table-cell table:style-name="Table1.A2" office:value-type="string">
            <text:p text:style-name="P62">T Test</text:p>
          </table:table-cell>
          <table:table-cell table:style-name="Table1.C2" office:value-type="string">
            <text:p text:style-name="P68"/>
          </table:table-cell>
        </table:table-row>
        <table:table-row>
          <table:table-cell table:style-name="Table1.A2" office:value-type="string">
            <text:p text:style-name="P63">1 Con.F &amp; more categorical variable feature</text:p>
          </table:table-cell>
          <table:table-cell table:style-name="Table1.A2" office:value-type="string">
            <text:p text:style-name="P71">Annova Test</text:p>
          </table:table-cell>
          <table:table-cell table:style-name="Table1.C2" office:value-type="string">
            <text:p text:style-name="Text_20_body"><text:bookmark text:name="3466"/><text:span text:style-name="Strong_20_Emphasis"><text:span text:style-name="T78">Null</text:span></text:span><text:span text:style-name="T75">: All pairs of samples are same i.e. all sample means are equal</text:span><text:bookmark text:name="9673"/><text:span text:style-name="T75">. </text:span><text:span text:style-name="Strong_20_Emphasis"><text:span text:style-name="T78">Alternate</text:span></text:span><text:span text:style-name="T75">: At least one pair of samples is significantly different</text:span></text:p>
          </table:table-cell>
        </table:table-row>
        <table:table-row>
          <table:table-cell table:style-name="Table1.A2" office:value-type="string">
            <text:p text:style-name="P64">2 or more Con.F </text:p>
          </table:table-cell>
          <table:table-cell table:style-name="Table1.A2" office:value-type="string">
            <text:p text:style-name="P64">Correlation Test</text:p>
          </table:table-cell>
          <table:table-cell table:style-name="Table1.C2" office:value-type="string">
            <text:p text:style-name="P61"><text:span text:style-name="T157">Pearson correlation</text:span><text:span text:style-name="T155"> </text:span><text:span text:style-name="T157">ranges ftom -1 to 1. If no corre</text:span><text:span text:style-name="T158">lation</text:span><text:span text:style-name="T157"> between features then correction </text:span><text:span text:style-name="T159">value is </text:span><text:soft-page-break/><text:span text:style-name="T159">close to</text:span><text:span text:style-name="T157"> 0. </text:span><text:span text:style-name="T158">Ho – no relationship, H1- Have relationship.</text:span></text:p>
          </table:table-cell>
        </table:table-row>
      </table:table>
      <text:p text:style-name="P60"><text:span text:style-name="T156">If</text:span><text:span text:style-name="T160"> significances value &lt; 0.</text:span><text:span text:style-name="T161">0</text:span><text:span text:style-name="T160">5 then </text:span><text:span text:style-name="T162">we will reject Ho(Null </text:span><text:span text:style-name="T160"><text:s/></text:span><text:span text:style-name="T162">Hypothesis) </text:span><text:span text:style-name="T163">and accept H1</text:span><text:span text:style-name="T162"> </text:span><text:span text:style-name="T156">else we will accept Ho </text:span><text:span text:style-name="T164">and reject H1</text:span><text:span text:style-name="T162">. </text:span></text:p>
      <text:h text:style-name="P82"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1">Overfitting: <text:span text:style-name="T117">W</text:span><text:span text:style-name="T107">e will get very low error</text:span><text:span text:style-name="T108">(cost function) </text:span><text:span text:style-name="T117">f</text:span><text:span text:style-name="T106">or training dataset</text:span><text:span text:style-name="T107"> but we will get high error for test dataset. </text:span><text:span text:style-name="T109">It will have </text:span><text:span text:style-name="T118">low bias &amp; </text:span><text:span text:style-name="T109">high </text:span><text:span text:style-name="T110">variance.</text:span></text:p>
      <text:p text:style-name="P47"><text:span text:style-name="T129">U</text:span><text:span text:style-name="T130">nderfitting: </text:span><text:span text:style-name="T120">We get high error for both training and test dataset. </text:span><text:span text:style-name="T119">High bias and High variance</text:span></text:p>
      <text:h text:style-name="Heading_20_1" text:outline-level="1"><draw:frame draw:style-name="fr1" draw:name="Image15" text:anchor-type="paragraph" svg:x="9.366cm" svg:y="0.836cm" svg:width="9.116cm" svg:height="5.024cm" draw:z-index="14"><draw:image xlink:href="Pictures/1000020100000231000000E9DB7CA8DF8C374A08.png" xlink:type="simple" xlink:show="embed" xlink:actuate="onLoad" loext:mime-type="image/png"/></draw:frame>Bias and Variance</text:h>
      <text:p text:style-name="Standard"><text:span text:style-name="T65">Bias is the difference betw</text:span><text:bookmark text:name="rmm"/><text:span text:style-name="T65">een the </text:span><text:span text:style-name="T71">average prediction of our model and the correct value which we are trying to predict</text:span><text:span text:style-name="T65">. Variance is the </text:span><text:span text:style-name="T71">variability of model prediction for a given data point or a value which tells us spread of our data</text:span><text:span text:style-name="T65">.</text:span></text:p>
      <text:p text:style-name="P67"/>
      <text:p text:style-name="P37">Bias – Error on training data. Variance – Error on test data.</text:p>
      <text:p text:style-name="P44"><draw:frame draw:style-name="fr1" draw:name="Image19" text:anchor-type="paragraph" svg:x="9.294cm" svg:y="0.413cm" svg:width="9.544cm" svg:height="4.417cm" draw:z-index="18"><draw:image xlink:href="Pictures/10000201000001DD000000CA47D0A24336124256.png" xlink:type="simple" xlink:show="embed" xlink:actuate="onLoad" loext:mime-type="image/png"/></draw:frame><text:span text:style-name="T96">Underfitting</text:span> – High Bias &amp; High Variance. <text:span text:style-name="T96">Overfitting</text:span> – Low Bias &amp; High Variance. <text:span text:style-name="T98">Good fit </text:span><text:span text:style-name="T146">– Low Bias &amp; Low Variance. Below are example of different degree of polynomial regression. Fig1-Regression&amp;Fig2-Classification.</text:span></text:p>
      <text:p text:style-name="P45">Fig 2: M1 – Overfitting, M2 – Underfitting &amp; M3 – Good fit.</text:p>
      <text:p text:style-name="P46">Decision Tree usually have overfitting problem, it can be avoided by using Pruning etc(Hyperparameter optimization). <text:span text:style-name="T147">Random forest algorithm provides best fit instead of overfitting.</text:span></text:p>
      <text:h text:style-name="P83"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67">Overfitting is a phenomenon that occurs when a machine learning or statistics model is tailored to a </text:span></text:span><text:span text:style-name="Strong_20_Emphasis"><text:span text:style-name="T72">particular dataset and is unable to generalise to other datasets</text:span></text:span><text:span text:style-name="Strong_20_Emphasis"><text:span text:style-name="T67">. This usually happens in complex models, like deep neural networks.</text:span></text:span></text:p>
      <text:p text:style-name="Text_20_body"><text:span text:style-name="Strong_20_Emphasis"><text:span text:style-name="T67">Regularisation </text:span></text:span><text:span text:style-name="T67">is</text:span><text:span text:style-name="T66"> a process of </text:span><text:span text:style-name="T72">introducing</text:span><text:span text:style-name="T66"> </text:span><text:span text:style-name="T72">additional information in order to prevent overfitting</text:span><text:span text:style-name="T66">.A linear regression model that implements </text:span><text:span text:style-name="T72">L1 norm</text:span><text:span text:style-name="T66"> for regularisation is called </text:span><text:span text:style-name="Strong_20_Emphasis"><text:span text:style-name="T72">lasso </text:span></text:span><text:soft-page-break/><text:span text:style-name="Strong_20_Emphasis"><text:span text:style-name="T72">regression</text:span></text:span><text:span text:style-name="T66">, and one that implements (squared) </text:span><text:span text:style-name="T72">L2 norm</text:span><text:span text:style-name="T66"> for regularisation is called </text:span><text:span text:style-name="Strong_20_Emphasis"><text:span text:style-name="T72">ridge regression. </text:span></text:span><text:span text:style-name="Strong_20_Emphasis"><text:span text:style-name="T68">It applies to </text:span></text:span><text:span text:style-name="Strong_20_Emphasis"><text:span text:style-name="T73">deep learning algorithm</text:span></text:span><text:span text:style-name="Strong_20_Emphasis"><text:span text:style-name="T69"> as well</text:span></text:span><text:span text:style-name="Strong_20_Emphasis"><text:span text:style-name="T70">(Refer above link).</text:span></text:span></text:p>
      <text:p text:style-name="Text_20_body"><draw:frame draw:style-name="fr2" draw:name="Image18" text:anchor-type="paragraph" svg:width="10.345cm" svg:height="1.164cm" draw:z-index="17"><draw:image xlink:href="Pictures/10000201000001870000002C7F00A1572C31A9D1.png" xlink:type="simple" xlink:show="embed" xlink:actuate="onLoad" loext:mime-type="image/png"/></draw:frame><text:span text:style-name="Strong_20_Emphasis"><text:span text:style-name="T72"/></text:span></text:p>
      <text:p text:style-name="Text_20_body"><draw:frame draw:style-name="fr1" draw:name="Image16" text:anchor-type="paragraph" svg:x="0.206cm" svg:y="0.609cm" svg:width="8.057cm" svg:height="4.932cm" draw:z-index="15"><draw:image xlink:href="Pictures/100002010000019D0000018B755C6132DFC0D69B.png" xlink:type="simple" xlink:show="embed" xlink:actuate="onLoad" loext:mime-type="image/png"/></draw:frame><text:span text:style-name="Strong_20_Emphasis"><text:span text:style-name="T72"/></text:span></text:p>
      <text:p text:style-name="Text_20_body"><draw:frame draw:style-name="fr1" draw:name="Image17" text:anchor-type="paragraph" svg:x="8.856cm" svg:y="-0.295cm" svg:width="8.971cm" svg:height="5.096cm" draw:z-index="16"><draw:image xlink:href="Pictures/10000201000001CA0000013AF6D8B282C7D350AC.png" xlink:type="simple" xlink:show="embed" xlink:actuate="onLoad" loext:mime-type="image/png"/></draw:frame><text:span text:style-name="Strong_20_Emphasis"><text:span text:style-name="T72"/></text:span></text:p>
      <text:p text:style-name="Text_20_body"><text:span text:style-name="Strong_20_Emphasis"><text:span text:style-name="T72"/></text:span></text:p>
      <text:p text:style-name="Text_20_body"><text:span text:style-name="Strong_20_Emphasis"><text:span text:style-name="T72"/></text:span></text:p>
      <text:p text:style-name="Text_20_body"><text:span text:style-name="Strong_20_Emphasis"><text:span text:style-name="T72"/></text:span></text:p>
      <text:p text:style-name="Text_20_body"/>
      <text:h text:style-name="P84" text:outline-level="1">Ridge &amp; Lasso Regression<text:span text:style-name="T123">(RLR)</text:span></text:h>
      <text:p text:style-name="P30">Overfitting: <text:span text:style-name="T117">W</text:span><text:span text:style-name="T107">e will get very low error</text:span><text:span text:style-name="T108">(cost function) </text:span><text:span text:style-name="T117">f</text:span><text:span text:style-name="T106">or training dataset</text:span><text:span text:style-name="T107"> but we will get high error for test dataset. </text:span><text:span text:style-name="T109">It will have high </text:span><text:span text:style-name="T110">variance.</text:span></text:p>
      <text:p text:style-name="P20"><text:span text:style-name="T122">U</text:span>nderfitting: <text:span text:style-name="T106">We get high error for both training and test dataset. </text:span></text:p>
      <text:p text:style-name="P36"><text:span text:style-name="T116">RLR </text:span><text:span text:style-name="T111">will convert high to low variance. </text:span><text:span text:style-name="T112">A good ML model should have low bias and low variance. </text:span><text:span text:style-name="T113">In linear regression, we try to reduce cost function(</text:span><text:span text:style-name="T114">y-y^</text:span><text:span text:style-name="T113">)</text:span><text:span text:style-name="T114">^2</text:span><text:span text:style-name="T113">. </text:span><text:span text:style-name="T115">If we have steep slope, it will lead to overfitting problem. </text:span></text:p>
      <text:p text:style-name="P28"><text:span text:style-name="T128">R</text:span>idge</text:p>
      <text:p text:style-name="P38">Main purpose of it <text:span text:style-name="T145">is</text:span> to avoid <text:span text:style-name="T96">overfitting happening in linear regression</text:span>. When the slope is steep which covers all training dataset, then cost function becomes 0 which causes overfitting problem. <text:span text:style-name="T131">Ridge adds </text:span><text:span text:style-name="T97">lambda &amp; slope to cost function</text:span><text:span text:style-name="T131"> where slope will be high if its steep to avoid overfitting, cost function will also be higher. It tries to reduce the cost function. If we have &gt;1 features then slope will be sum of square of all slope.</text:span></text:p>
      <text:p text:style-name="P38"><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29"><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48">It doesn’t only fix <text:span text:style-name="T132">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24">D</text:span><text:span text:style-name="T125">BSCAN(</text:span><text:span text:style-name="T43">Density-based spatial clustering of applications with noise</text:span><text:span text:style-name="T44">)</text:span></text:h>
      <text:p text:style-name="Text_20_body"><text:a xlink:type="simple" xlink:href="https://www.analyticsvidhya.com/blog/2020/09/how-dbscan-clustering-works/" text:style-name="Internet_20_link" text:visited-style-name="Visited_20_Internet_20_Link"><text:span text:style-name="T51">https://www.analyticsvidhya.com/blog/2020/09/how-dbscan-clustering-works/</text:span></text:a></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4">Core</text:span></text:span><text:span text:style-name="T34"> point, </text:span><text:span text:style-name="Strong_20_Emphasis"><text:span text:style-name="T34">Border</text:span></text:span><text:span text:style-name="T34"> point, and </text:span><text:span text:style-name="Strong_20_Emphasis"><text:span text:style-name="T34">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54"><text:span text:style-name="T18">All the data points with at least 3 points in the circle including itself are considered as </text:span><text:span text:style-name="Strong_20_Emphasis"><text:span text:style-name="T32">Core</text:span></text:span><text:span text:style-name="T32"> points</text:span><text:span text:style-name="T18"> represented by red color. All the data points with less than 3 but greater than 1 point in the circle including itself are considered as </text:span><text:span text:style-name="Strong_20_Emphasis"><text:span text:style-name="T32">Border</text:span></text:span><text:span text:style-name="T32"> points</text:span><text:span text:style-name="T18">. They are represented by yellow color. Finally, data points with no point other than itself present inside the circle are considered as </text:span><text:span text:style-name="Strong_20_Emphasis"><text:span text:style-name="T32">Noise</text:span></text:span><text:span text:style-name="T32"> </text:span><text:span text:style-name="T18">represented by the purple color.</text:span></text:p>
      <text:p text:style-name="Text_20_body"><text:span text:style-name="Strong_20_Emphasis"><text:span text:style-name="T34">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4">.</text:span></text:span></text:p>
      <text:p text:style-name="P21"><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5">E</text:span><text:span text:style-name="T7">psilon: </text:span><text:span text:style-name="T9">It is a number with which the </text:span><text:span text:style-name="T10">radius of the circle is drawn. If its 3, the circle with radius 3 is drawn.</text:span></text:p>
      <text:p text:style-name="P22"><text:span text:style-name="T28">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3"><text:span text:style-name="T29">C</text:span><text:span text:style-name="T8">ore Point: </text:span><text:span text:style-name="T9">Point at center with radius(epsilon) and covers </text:span><text:span text:style-name="T15">MinPts </text:span><text:span text:style-name="T9">as 4 is considered as Core point</text:span></text:p>
      <text:p text:style-name="P24"><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3"><text:span text:style-name="T30">B</text:span><text:span text:style-name="T31">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6"><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85" text:outline-level="1">Metrics</text:h>
      <text:p text:style-name="P41"><text:a xlink:type="simple" xlink:href="https://www.analyticsvidhya.com/blog/2020/07/difference-between-r-squared-and-adjusted-r-squared/" text:style-name="Internet_20_link" text:visited-style-name="Visited_20_Internet_20_Link"><text:span text:style-name="T52">https://www.analyticsvidhya.com/blog/2020/07/difference-between-r-squared-and-adjusted-r-squared/</text:span></text:a></text:p>
      <text:p text:style-name="P16">https://www.listendata.com/2014/08/adjusted-r-squared.html</text:p>
      <text:p text:style-name="P42"><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37">M</text:span><text:span text:style-name="T36">AE – Mean Absolute Error</text:span></text:p>
      <text:p text:style-name="P9">MSE – Mean Squared Error</text:p>
      <text:p text:style-name="P9">RMSE – Root Mean Squared Error</text:p>
      <text:p text:style-name="P9">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48">Residual sum of squares </text:span></text:span><text:span text:style-name="T48">or RSS</text:span></text:h>
      <text:p text:style-name="Text_20_body"><text:span text:style-name="T27">The residual sum of squares (</text:span><text:span text:style-name="T33">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48">M</text:span><text:span text:style-name="T47">ean Squared Error(MSE)</text:span></text:h>
      <text:p text:style-name="P10"><text:span text:style-name="T126">It </text:span><text:span text:style-name="T142">is the average squared error.</text:span></text:p>
      <text:h text:style-name="Heading_20_2" text:outline-level="2">R-Squared</text:h>
      <text:p text:style-name="P43">Now, if TSS gives us the total variation in Y, and RSS gives us the variation in Y not explained by X, then <text:span text:style-name="Strong_20_Emphasis"><text:span text:style-name="T134">TSS-RSS gives us the variation in Y that is explained by our model</text:span></text:span>! We can simply divide this value by TSS to get the proportion of variation in Y that is explained by the model. And this our <text:span text:style-name="Strong_20_Emphasis"><text:span text:style-name="T134">R-squared statistic</text:span></text:span>! <text:span text:style-name="T63">If we had a really low RSS value, it would mean that the regression line was very close to the actual points </text:span><text:span text:style-name="T64">else far from actual points. </text:span><text:span text:style-name="T61">Formula is </text:span><text:span text:style-name="T62">available</text:span><text:span text:style-name="T61"> in above pics</text:span></text:p>
      <text:p text:style-name="Text_20_body"><draw:frame draw:style-name="fr1" draw:name="Image13" text:anchor-type="paragraph" svg:x="0.894cm" svg:y="-0.159cm" svg:width="4.524cm" svg:height="1.323cm" draw:z-index="12"><draw:image xlink:href="Pictures/10000201000000AB000000323588DD78D202AB64.png" xlink:type="simple" xlink:show="embed" xlink:actuate="onLoad" loext:mime-type="image/png"/></draw:frame></text:p>
      <text:p text:style-name="Text_20_body"/>
      <text:h text:style-name="Heading_20_3" text:outline-level="3">Drawbacks of R-Squared</text:h>
      <text:p text:style-name="P13"><text:span text:style-name="T136">The R-squared statistic isn’t perfect. In fact, it suffers from a major flaw. Its value never d</text:span><text:span text:style-name="T135">ecreases no matter the number of variables</text:span><text:span text:style-name="T136"> we add to our regression model. That is, even if we are adding redundant variables to the data, the value of R-squared does not decrease. It either remains the </text:span><text:span text:style-name="T135">same or increases with the addition of new independent variables</text:span><text:span text:style-name="T136">. This clearly does not make sense because some of the independent variables might not be useful in determining the target variable. Adjusted R-squared deals with this issue.</text:span></text:p>
      <text:p text:style-name="P14"><text:span text:style-name="T139">It measures the </text:span><text:span text:style-name="T140">proportion of the variation in your dependent variable explained by all of your independent variables</text:span><text:span text:style-name="T139"> in the model. It assumes that every independent variable in the model helps to explain variation in the dependent variable. In reality, s</text:span><text:span text:style-name="T140">ome independent variables (predictors) don't help to explain dependent (target) variable</text:span><text:span text:style-name="T139">. In other words, some</text:span><text:span text:style-name="T136"> </text:span><text:span text:style-name="T139">variables do not contribute in predicting target variable.</text:span></text:p>
      <text:h text:style-name="Heading_20_2" text:outline-level="2"><draw:frame draw:style-name="fr1" draw:name="Image14" text:anchor-type="paragraph" svg:x="10.578cm" svg:y="0.69cm" svg:width="6.376cm" svg:height="3.808cm" draw:z-index="13"><draw:image xlink:href="Pictures/10000201000000F1000000B9C24705783F3FECF1.png" xlink:type="simple" xlink:show="embed" xlink:actuate="onLoad" loext:mime-type="image/png"/></draw:frame><text:soft-page-break/><text:span text:style-name="T141">A</text:span><text:span text:style-name="T133">djusted R-Squared</text:span></text:h>
      <text:p text:style-name="P39"><text:span text:style-name="T59">It measures the </text:span><text:span text:style-name="T60">proportion of variation explained by only those independent variables that really help in explaining the dependent variable</text:span><text:span text:style-name="T59">. It penalizes you for adding independent variable that do not help in predicting the dependent variable.</text:span></text:p>
      <text:p text:style-name="P40"><text:span text:style-name="T59">P-</text:span><text:span text:style-name="T58">No. Of independent variable. </text:span></text:p>
      <text:h text:style-name="Heading_20_2" text:outline-level="2"><text:span text:style-name="T59">R-</text:span><text:span text:style-name="T58">Squared vs Adjusted R-Squared</text:span></text:h>
      <text:p text:style-name="Text_20_body"><text:a xlink:type="simple" xlink:href="https://www.listendata.com/2014/08/adjusted-r-squared.html" text:style-name="Internet_20_link" text:visited-style-name="Visited_20_Internet_20_Link"><text:span text:style-name="T51">https://www.listendata.com/2014/08/adjusted-r-squared.html</text:span></text:a></text:p>
      <text:p text:style-name="P11"><text:span text:style-name="T144">1. </text:span>Every time you add a independent variable to a model, the <text:span text:style-name="T143">R-squared increases</text:span>, even if the independent variable is insignificant. It never declines. Whereas <text:span text:style-name="T143">Adjusted R-squared</text:span> increases only when independent variable is significant and affects dependent variable.</text:p>
      <text:p text:style-name="P15"><text:span text:style-name="T137">2. </text:span><text:span text:style-name="T138">Adjusted r-squared can be negative when r-squared is close to zero.</text:span></text:p>
      <text:p text:style-name="P12">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88">Silhouette</text:span><text:span text:style-name="T91"> </text:span><text:span text:style-name="T89">refers to a method of interpretation and validation of consistency within </text:span><text:a xlink:type="simple" xlink:href="https://en.wikipedia.org/wiki/Cluster_analysis" text:style-name="Internet_20_link" text:visited-style-name="Visited_20_Internet_20_Link"><text:span text:style-name="T92">clusters of data</text:span></text:a></text:p>
      <text:p text:style-name="P51">Step 1: <text:span text:style-name="T89">a= average intra-cluster distance i.e the average distance between each point within a cluster.</text:span></text:p>
      <text:p text:style-name="P52">Step 2: <text:span text:style-name="T90">b= average inter-cluster distance i.e the average distance between all clusters.</text:span></text:p>
      <text:p text:style-name="P53">Step 3: <text:span text:style-name="T166">If a &lt;&lt; b --&gt; then clustering is done properly else clustering isn’t done properly.</text:span></text:p>
      <text:p text:style-name="P18"><draw:frame draw:style-name="fr1" draw:name="Image24" text:anchor-type="paragraph" svg:x="9.611cm" svg:y="2.891cm" svg:width="8.352cm" svg:height="5.454cm" draw:z-index="23"><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96">−1 to +1. 1:</text:span> Means clusters are well apart from each other and clearly distinguished. <text:span text:style-name="T96">0:</text:span> Means clusters are indifferent, or we can say that the distance between clusters is not significant. <text:span text:style-name="T165">-</text:span><text:span text:style-name="T99">1:</text:span><text:span text:style-name="T165"> Means clusters are assigned in the wrong way.</text:span></text:p>
      <text:p text:style-name="P56"><draw:frame draw:style-name="fr1" draw:name="Image26" text:anchor-type="paragraph" svg:x="12.046cm" svg:y="-0.123cm" svg:width="4.551cm" svg:height="2.064cm" draw:z-index="24"><draw:image xlink:href="Pictures/100002010000011C0000004E1056DFE667A90CA8.png" xlink:type="simple" xlink:show="embed" xlink:actuate="onLoad" loext:mime-type="image/png"/></draw:frame>Silhouette Score = (b-a)/max(a,b)</text:p>
      <text:p text:style-name="P65"/>
      <text:h text:style-name="P86" text:outline-level="1"><text:soft-page-break/><text:span text:style-name="T41">T</text:span><text:span text:style-name="T38">ypes of Cross Validation</text:span><text:span text:style-name="T42">(CV)</text:span></text:h>
      <text:h text:style-name="P88"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5">Le</text:span><text:span text:style-name="T46">ave One Out CV(LOOCV)</text:span></text:h>
      <text:p text:style-name="P25"><text:span text:style-name="T21">Each data is considered as test dataset &amp; remaining as train dataset. If v have 1000 dataset, 1000 iteration will be done. </text:span><text:span text:style-name="T22">Its least used now</text:span></text:p>
      <text:p text:style-name="P7">Disadvantage:</text:p>
      <text:p text:style-name="P8">1. Computationally expense</text:p>
      <text:p text:style-name="P8">2. Low bias – on predicting new test data comes, accuracy goes down &amp; error rate will be high</text:p>
      <text:h text:style-name="P89"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26"><text:span text:style-name="T23">If k=5 &amp; dataset is 1000, then 1000/5=200 test dataset. </text:span><text:span text:style-name="T24">It won’t shuffle the data b4 splitting. </text:span><text:span text:style-name="T25">1</text:span><text:span text:style-name="T49">st</text:span><text:span text:style-name="T25"> </text:span><text:span text:style-name="T24"><text:s/></text:span><text:span text:style-name="T25">experiment -</text:span><text:span text:style-name="T24"> </text:span><text:span text:style-name="T25">1</text:span><text:span text:style-name="T49">st</text:span><text:span text:style-name="T25"> </text:span><text:span text:style-name="T24">200 dataset will be test</text:span><text:span text:style-name="T25">data &amp; remaining r trainingset. 2</text:span><text:span text:style-name="T49">nd</text:span><text:span text:style-name="T25"> Exp – next 200 dataset is testset &amp; remaining r training set.</text:span></text:p>
      <text:p text:style-name="P27"><text:span text:style-name="T25">W</text:span><text:span text:style-name="T20">hile Splitting there may be chance of getting imbalanced data set for test &amp; train.</text:span></text:p>
      <text:h text:style-name="Heading_20_3" text:outline-level="3">Stratified CV</text:h>
      <text:p text:style-name="P75"><text:a xlink:type="simple" xlink:href="https://www.geeksforgeeks.org/stratified-k-fold-cross-validation/" text:style-name="Internet_20_link" text:visited-style-name="Visited_20_Internet_20_Link"><text:span text:style-name="T127">https://www.geeksforgeeks.org/stratified-k-fold-cross-validation/</text:span></text:a></text:p>
      <text:p text:style-name="P34"><text:span text:style-name="T26">Stratified is to ensure that each fold of dataset has the same proportion of observations with a given label. </text:span><text:span text:style-name="T55">So, it means that </text:span><text:span text:style-name="Strong_20_Emphasis"><text:span text:style-name="T56">StratifiedKFold</text:span></text:span><text:span text:style-name="T55"> is the improved version of </text:span><text:span text:style-name="Strong_20_Emphasis"><text:span text:style-name="T56">KFold</text:span></text:span></text:p>
      <text:p text:style-name="P55"><text:span text:style-name="T55">Therefore, the answer to this question is </text:span><text:span text:style-name="Emphasis"><text:span text:style-name="Strong_20_Emphasis"><text:span text:style-name="T57">we should prefer StratifiedKFold over KFold when dealing with classifications tasks with imbalanced class distributions</text:span></text:span></text:span><text:span text:style-name="T55">.</text:span></text:p>
      <text:h text:style-name="Heading_20_2" text:outline-level="2">Time Series CV</text:h>
      <text:p text:style-name="P35"><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text:soft-page-break/></text:p>
      <text:h text:style-name="Heading_20_3" text:outline-level="3"><draw:frame draw:style-name="fr1" draw:name="Image25" text:anchor-type="paragraph" svg:x="11.206cm" svg:y="0.069cm" svg:width="5.565cm" svg:height="4.182cm" draw:z-index="28"><draw:image xlink:href="Pictures/10000201000002230000019BC173E326D80E8504.png" xlink:type="simple" xlink:show="embed" xlink:actuate="onLoad" loext:mime-type="image/x-vclgraphic"/></draw:frame><text:bookmark text:name="780c"/>Time Series Split Cross-Validation</text:h>
      <text:p text:style-name="P77">The idea for time series splits is to divide the training set into two folds at each iteration on condition that the validation set is always ahead of the training set.</text:p>
      <text:p text:style-name="P78">Code is available in <text:span text:style-name="T96">/home/vinoth/Learning/Python/Workouts/ML-Udemy-Git/Metric/Time Series Validation.ipynb</text:span></text:p>
      <text:p text:style-name="P77"/>
      <text:p text:style-name="P77"/>
      <text:p text:style-name="P80"/>
      <text:h text:style-name="Heading_20_2" text:outline-level="2"><text:span text:style-name="T39">G</text:span><text:span text:style-name="T40">ridSearchCV vs </text:span><text:bookmark text:name="Randomized-Search-CV"/><text:span text:style-name="T50">Randomized Search CV</text:span></text:h>
      <text:p text:style-name="Text_20_body"><text:a xlink:type="simple" xlink:href="https://medium.com/@senapati.dipak97/grid-search-vs-random-search-d34c92946318" text:style-name="Internet_20_link" text:visited-style-name="Visited_20_Internet_20_Link"><text:span text:style-name="T53">https://medium.com/@senapati.dipak97/grid-search-vs-random-search-d34c92946318</text:span></text:a></text:p>
      <text:p text:style-name="Text_20_body"><text:span text:style-name="T74">Code is available in</text:span><text:span text:style-name="T54"> </text:span><text:a xlink:type="simple" xlink:href="https://github.com/vinothg2309/ML-Udemy/blob/main/Hyper%20Parameter%20Tuning/Hyper%20Parameter%20Optimization.ipynb" text:style-name="Internet_20_link" text:visited-style-name="Visited_20_Internet_20_Link"><text:span text:style-name="T53">https://github.com/vinothg2309/ML-Udemy/blob/main/Hyper%20Parameter%20Tuning/Hyper%20Parameter%20Optimization.ipynb</text:span></text:a></text:p>
      <text:p text:style-name="P17"/>
      <text:h text:style-name="P87" text:outline-level="1">Deployment using Flask</text:h>
      <text:p text:style-name="P79"/>
      <text:p text:style-name="P79"><draw:frame draw:style-name="fr1" draw:name="Image94" text:anchor-type="paragraph" svg:x="0.291cm" svg:y="-0.189cm" svg:width="17cm" svg:height="3.385cm" draw:z-index="26"><draw:image xlink:href="Pictures/10000201000003E7000000C7D75853AC1DB16F10.png" xlink:type="simple" xlink:show="embed" xlink:actuate="onLoad" loext:mime-type="image/png"/></draw:frame></text:p>
      <text:p text:style-name="P79"/>
      <text:p text:style-name="P79"><draw:frame draw:style-name="fr1" draw:name="Image93" text:anchor-type="paragraph" svg:x="0.556cm" svg:y="0.393cm" svg:width="17cm" svg:height="9.278cm" draw:z-index="25"><draw:image xlink:href="Pictures/10000201000004180000023C851975A27F42E32C.png" xlink:type="simple" xlink:show="embed" xlink:actuate="onLoad" loext:mime-type="image/png"/></draw:frame><text:soft-page-break/></text:p>
      <text:p text:style-name="P79"/>
      <text:p text:style-name="P79"/>
      <text:p text:style-name="P79"/>
      <text:p text:style-name="P79"/>
      <text:p text:style-name="P79"/>
      <text:p text:style-name="P79"/>
      <text:p text:style-name="P79"><draw:frame draw:style-name="fr1" draw:name="Image95" text:anchor-type="paragraph" svg:x="3.54cm" svg:y="0.205cm" svg:width="9.181cm" svg:height="8.855cm" draw:z-index="27"><draw:image xlink:href="Pictures/100002010000018D000002183C77F113ED63C91C.png" xlink:type="simple" xlink:show="embed" xlink:actuate="onLoad" loext:mime-type="image/png"/></draw:frame></text:p>
      <text:p text:style-name="P79"/>
      <text:p text:style-name="P79"/>
      <text:p text:style-name="P79"/>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medium-content-sans-serif-font" svg:font-family="medium-content-sans-serif-font, apple-system, BlinkMacSystemFont, 'Segoe UI', Roboto, Oxygen, Ubuntu, Cantarell, 'Open Sans', 'Helvetica Neue', sans-serif"/>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5-29T12:19:19.837045174</dc:date>
    <meta:editing-duration>P13DT2H44M11S</meta:editing-duration>
    <meta:editing-cycles>322</meta:editing-cycles>
    <meta:generator>LibreOffice/6.0.7.3$Linux_X86_64 LibreOffice_project/00m0$Build-3</meta:generator>
    <meta:document-statistic meta:table-count="1" meta:image-count="29" meta:object-count="0" meta:page-count="12" meta:paragraph-count="135" meta:word-count="2305" meta:character-count="15262" meta:non-whitespace-character-count="13068"/>
  </office:meta>
</office:document-meta>
</file>